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uation" table:style-name="ta1">
        <table:shapes>
          <draw:frame draw:z-index="0" draw:style-name="gr1" draw:text-style-name="P1" svg:width="159.99mm" svg:height="89.99mm" svg:x="37.66mm" svg:y="5.51mm">
            <loext:p draw:notify-on-update-of-ranges="evaluation.A2:evaluation.A40 evaluation.B2:evaluation.B4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0" calcext:value-type="float">
            <text:p>0,00E+00</text:p>
          </table:table-cell>
          <table:table-cell office:value-type="float" office:value="10" calcext:value-type="float">
            <text:p>1,00E+01</text:p>
          </table:table-cell>
        </table:table-row>
        <table:table-row table:style-name="ro1">
          <table:table-cell office:value-type="float" office:value="26.1149760757048" calcext:value-type="float">
            <text:p>2,61E+01</text:p>
          </table:table-cell>
          <table:table-cell office:value-type="float" office:value="20" calcext:value-type="float">
            <text:p>2,00E+01</text:p>
          </table:table-cell>
        </table:table-row>
        <table:table-row table:style-name="ro1">
          <table:table-cell office:value-type="float" office:value="33.1069645534308" calcext:value-type="float">
            <text:p>3,31E+01</text:p>
          </table:table-cell>
          <table:table-cell office:value-type="float" office:value="20" calcext:value-type="float">
            <text:p>2,00E+01</text:p>
          </table:table-cell>
        </table:table-row>
        <table:table-row table:style-name="ro1">
          <table:table-cell office:value-type="float" office:value="35.8357810932102" calcext:value-type="float">
            <text:p>3,58E+01</text:p>
          </table:table-cell>
          <table:table-cell office:value-type="float" office:value="20" calcext:value-type="float">
            <text:p>2,00E+01</text:p>
          </table:table-cell>
        </table:table-row>
        <table:table-row table:style-name="ro1">
          <table:table-cell office:value-type="float" office:value="38.0552276338515" calcext:value-type="float">
            <text:p>3,81E+01</text:p>
          </table:table-cell>
          <table:table-cell office:value-type="float" office:value="30" calcext:value-type="float">
            <text:p>3,00E+01</text:p>
          </table:table-cell>
        </table:table-row>
        <table:table-row table:style-name="ro1">
          <table:table-cell office:value-type="float" office:value="39.017359006282" calcext:value-type="float">
            <text:p>3,90E+01</text:p>
          </table:table-cell>
          <table:table-cell office:value-type="float" office:value="30" calcext:value-type="float">
            <text:p>3,00E+01</text:p>
          </table:table-cell>
        </table:table-row>
        <table:table-row table:style-name="ro1">
          <table:table-cell office:value-type="float" office:value="45.1502777593312" calcext:value-type="float">
            <text:p>4,52E+01</text:p>
          </table:table-cell>
          <table:table-cell office:value-type="float" office:value="30" calcext:value-type="float">
            <text:p>3,00E+01</text:p>
          </table:table-cell>
        </table:table-row>
        <table:table-row table:style-name="ro1">
          <table:table-cell office:value-type="float" office:value="46.137081464706" calcext:value-type="float">
            <text:p>4,61E+01</text:p>
          </table:table-cell>
          <table:table-cell office:value-type="float" office:value="40" calcext:value-type="float">
            <text:p>4,00E+01</text:p>
          </table:table-cell>
        </table:table-row>
        <table:table-row table:style-name="ro1">
          <table:table-cell office:value-type="float" office:value="48.5167354794112" calcext:value-type="float">
            <text:p>4,85E+01</text:p>
          </table:table-cell>
          <table:table-cell office:value-type="float" office:value="50" calcext:value-type="float">
            <text:p>5,00E+01</text:p>
          </table:table-cell>
        </table:table-row>
        <table:table-row table:style-name="ro1">
          <table:table-cell office:value-type="float" office:value="54.1150331034562" calcext:value-type="float">
            <text:p>5,41E+01</text:p>
          </table:table-cell>
          <table:table-cell office:value-type="float" office:value="50" calcext:value-type="float">
            <text:p>5,00E+01</text:p>
          </table:table-cell>
        </table:table-row>
        <table:table-row table:style-name="ro1">
          <table:table-cell office:value-type="float" office:value="55.4753888099392" calcext:value-type="float">
            <text:p>5,55E+01</text:p>
          </table:table-cell>
          <table:table-cell office:value-type="float" office:value="50" calcext:value-type="float">
            <text:p>5,00E+01</text:p>
          </table:table-cell>
        </table:table-row>
        <table:table-row table:style-name="ro1">
          <table:table-cell office:value-type="float" office:value="60.6339385824242" calcext:value-type="float">
            <text:p>6,06E+01</text:p>
          </table:table-cell>
          <table:table-cell office:value-type="float" office:value="60" calcext:value-type="float">
            <text:p>6,00E+01</text:p>
          </table:table-cell>
        </table:table-row>
        <table:table-row table:style-name="ro1">
          <table:table-cell office:value-type="float" office:value="62.8376829152639" calcext:value-type="float">
            <text:p>6,28E+01</text:p>
          </table:table-cell>
          <table:table-cell office:value-type="float" office:value="60" calcext:value-type="float">
            <text:p>6,00E+01</text:p>
          </table:table-cell>
        </table:table-row>
        <table:table-row table:style-name="ro1">
          <table:table-cell office:value-type="float" office:value="63.5122604716564" calcext:value-type="float">
            <text:p>6,35E+01</text:p>
          </table:table-cell>
          <table:table-cell office:value-type="float" office:value="60" calcext:value-type="float">
            <text:p>6,00E+01</text:p>
          </table:table-cell>
        </table:table-row>
        <table:table-row table:style-name="ro1">
          <table:table-cell office:value-type="float" office:value="65.7373805394175" calcext:value-type="float">
            <text:p>6,57E+01</text:p>
          </table:table-cell>
          <table:table-cell office:value-type="float" office:value="70" calcext:value-type="float">
            <text:p>7,00E+01</text:p>
          </table:table-cell>
        </table:table-row>
        <table:table-row table:style-name="ro1">
          <table:table-cell office:value-type="float" office:value="71.7491438833063" calcext:value-type="float">
            <text:p>7,17E+01</text:p>
          </table:table-cell>
          <table:table-cell office:value-type="float" office:value="70" calcext:value-type="float">
            <text:p>7,00E+01</text:p>
          </table:table-cell>
        </table:table-row>
        <table:table-row table:style-name="ro1">
          <table:table-cell office:value-type="float" office:value="69.9580567042397" calcext:value-type="float">
            <text:p>7,00E+01</text:p>
          </table:table-cell>
          <table:table-cell office:value-type="float" office:value="70" calcext:value-type="float">
            <text:p>7,00E+01</text:p>
          </table:table-cell>
        </table:table-row>
        <table:table-row table:style-name="ro1">
          <table:table-cell office:value-type="float" office:value="72.812266187763" calcext:value-type="float">
            <text:p>7,28E+01</text:p>
          </table:table-cell>
          <table:table-cell office:value-type="float" office:value="80" calcext:value-type="float">
            <text:p>8,00E+01</text:p>
          </table:table-cell>
        </table:table-row>
        <table:table-row table:style-name="ro1">
          <table:table-cell office:value-type="float" office:value="75.8810493540441" calcext:value-type="float">
            <text:p>7,59E+01</text:p>
          </table:table-cell>
          <table:table-cell office:value-type="float" office:value="80" calcext:value-type="float">
            <text:p>8,00E+01</text:p>
          </table:table-cell>
        </table:table-row>
        <table:table-row table:style-name="ro1">
          <table:table-cell office:value-type="float" office:value="75.2430149138186" calcext:value-type="float">
            <text:p>7,52E+01</text:p>
          </table:table-cell>
          <table:table-cell office:value-type="float" office:value="90" calcext:value-type="float">
            <text:p>9,00E+01</text:p>
          </table:table-cell>
        </table:table-row>
        <table:table-row table:style-name="ro1">
          <table:table-cell office:value-type="float" office:value="80.9761312196106" calcext:value-type="float">
            <text:p>8,10E+01</text:p>
          </table:table-cell>
          <table:table-cell office:value-type="float" office:value="100" calcext:value-type="float">
            <text:p>1,00E+02</text:p>
          </table:table-cell>
        </table:table-row>
        <table:table-row table:style-name="ro1">
          <table:table-cell office:value-type="float" office:value="77.587521245257" calcext:value-type="float">
            <text:p>7,76E+01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79.3691005177595" calcext:value-type="float">
            <text:p>7,94E+01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81.9527035685139" calcext:value-type="float">
            <text:p>8,20E+01</text:p>
          </table:table-cell>
          <table:table-cell office:value-type="float" office:value="130" calcext:value-type="float">
            <text:p>1,30E+02</text:p>
          </table:table-cell>
        </table:table-row>
        <table:table-row table:style-name="ro1">
          <table:table-cell office:value-type="float" office:value="84.7283642744551" calcext:value-type="float">
            <text:p>8,47E+01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90.0664978587017" calcext:value-type="float">
            <text:p>9,01E+01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90.1706777156594" calcext:value-type="float">
            <text:p>9,02E+01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94.5332940382543" calcext:value-type="float">
            <text:p>9,45E+01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97.1342377343949" calcext:value-type="float">
            <text:p>9,71E+01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15.649366617949" calcext:value-type="float">
            <text:p>1,16E+02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15.756041139397" calcext:value-type="float">
            <text:p>1,16E+02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20.747907283541" calcext:value-type="float">
            <text:p>1,21E+02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26.040794963508" calcext:value-type="float">
            <text:p>1,26E+02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23.089345891348" calcext:value-type="float">
            <text:p>1,23E+02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135.428398262391" calcext:value-type="float">
            <text:p>1,35E+02</text:p>
          </table:table-cell>
          <table:table-cell office:value-type="float" office:value="110" calcext:value-type="float">
            <text:p>1,10E+02</text:p>
          </table:table-cell>
        </table:table-row>
        <table:table-row table:style-name="ro1">
          <table:table-cell office:value-type="float" office:value="134.769151402823" calcext:value-type="float">
            <text:p>1,35E+02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138.591074949545" calcext:value-type="float">
            <text:p>1,39E+02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144.482630203047" calcext:value-type="float">
            <text:p>1,44E+02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145.606838321806" calcext:value-type="float">
            <text:p>1,46E+02</text:p>
          </table:table-cell>
          <table:table-cell office:value-type="float" office:value="120" calcext:value-type="float">
            <text:p>1,20E+02</text:p>
          </table:table-cell>
        </table:table-row>
        <table:table-row table:style-name="ro1">
          <table:table-cell office:value-type="float" office:value="151.453708167094" calcext:value-type="float">
            <text:p>1,51E+02</text:p>
          </table:table-cell>
          <table:table-cell office:value-type="float" office:value="120" calcext:value-type="float">
            <text:p>1,20E+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8T12:48:59.648937308</dc:date>
    <meta:editing-duration>PT19M41S</meta:editing-duration>
    <meta:editing-cycles>1</meta:editing-cycles>
    <meta:document-statistic meta:table-count="1" meta:cell-count="8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33cm" svg:y="3.952cm" style:legend-expansion="high" chart:style-name="ch2"/>
        <chart:plot-area chart:style-name="ch3" table:cell-range-address="evaluation.A2:evaluation.B40" svg:x="0.32cm" svg:y="0.18cm" svg:width="12.693cm" svg:height="8.64cm">
          <chartooo:coordinate-region svg:x="2.053cm" svg:y="0.379cm" svg:width="10.82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valuation.A2:evaluation.A40" chart:class="chart:line">
            <chart:data-point chart:repeated="39"/>
          </chart:series>
          <chart:series chart:style-name="ch8" chart:values-cell-range-address="evaluation.B2:evaluation.B40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.1149760757048">
                <text:p>26.1149760757048</text:p>
                <draw:g>
                  <svg:desc>evaluation.A2:evaluation.A40</svg:desc>
                </draw:g>
              </table:table-cell>
              <table:table-cell office:value-type="float" office:value="20">
                <text:p>20</text:p>
                <draw:g>
                  <svg:desc>evaluation.B2:evaluation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.1069645534308">
                <text:p>33.10696455343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8357810932102">
                <text:p>35.83578109321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.0552276338515">
                <text:p>38.05522763385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.017359006282">
                <text:p>39.0173590062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.1502777593312">
                <text:p>45.15027775933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137081464706">
                <text:p>46.13708146470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5167354794112">
                <text:p>48.51673547941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1150331034562">
                <text:p>54.115033103456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.4753888099392">
                <text:p>55.475388809939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.6339385824242">
                <text:p>60.63393858242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.8376829152639">
                <text:p>62.83768291526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3.5122604716564">
                <text:p>63.512260471656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.7373805394175">
                <text:p>65.737380539417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.7491438833063">
                <text:p>71.74914388330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9.9580567042397">
                <text:p>69.958056704239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2.812266187763">
                <text:p>72.81226618776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5.8810493540441">
                <text:p>75.88104935404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.2430149138186">
                <text:p>75.243014913818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9761312196106">
                <text:p>80.97613121961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7.587521245257">
                <text:p>77.58752124525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.3691005177595">
                <text:p>79.369100517759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.9527035685139">
                <text:p>81.952703568513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.7283642744551">
                <text:p>84.72836427445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.0664978587017">
                <text:p>90.06649785870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.1706777156594">
                <text:p>90.17067771565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.5332940382543">
                <text:p>94.533294038254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7.1342377343949">
                <text:p>97.13423773439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5.649366617949">
                <text:p>115.6493666179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5.756041139397">
                <text:p>115.7560411393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.747907283541">
                <text:p>120.7479072835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.040794963508">
                <text:p>126.0407949635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3.089345891348">
                <text:p>123.08934589134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5.428398262391">
                <text:p>135.42839826239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769151402823">
                <text:p>134.7691514028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8.591074949545">
                <text:p>138.59107494954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.482630203047">
                <text:p>144.48263020304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.606838321806">
                <text:p>145.60683832180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1.453708167094">
                <text:p>151.453708167094</text:p>
              </table:table-cell>
              <table:table-cell office:value-type="float" office:value="120">
                <text:p>1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